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size="14pt" fo:language="en" fo:country="US" officeooo:rsid="00102a0b" officeooo:paragraph-rsid="00102a0b" style:font-size-asian="12.25pt" style:font-size-complex="14pt"/>
    </style:style>
    <style:style style:name="P2" style:family="paragraph" style:parent-style-name="Text_20_body">
      <style:paragraph-properties fo:text-align="justify" style:justify-single-word="false"/>
      <style:text-properties fo:font-size="14pt" fo:language="en" fo:country="US" officeooo:rsid="0010d2fc" officeooo:paragraph-rsid="00102a0b" style:font-size-asian="12.25pt" style:font-size-complex="14pt"/>
    </style:style>
    <style:style style:name="P3" style:family="paragraph" style:parent-style-name="Text_20_body">
      <style:paragraph-properties fo:text-align="justify" style:justify-single-word="false"/>
      <style:text-properties fo:font-size="14pt" fo:language="en" fo:country="US" officeooo:rsid="00118987" officeooo:paragraph-rsid="00102a0b" style:font-size-asian="12.25pt" style:font-size-complex="14pt"/>
    </style:style>
    <style:style style:name="P4" style:family="paragraph" style:parent-style-name="Text_20_body">
      <style:paragraph-properties fo:text-align="justify" style:justify-single-word="false"/>
      <style:text-properties fo:font-size="14pt" fo:language="pt" fo:country="BR" officeooo:rsid="00102a0b" officeooo:paragraph-rsid="00102a0b" style:font-size-asian="12.25pt" style:font-size-complex="14pt"/>
    </style:style>
    <style:style style:name="T1" style:family="text">
      <style:text-properties fo:language="en" fo:country="US"/>
    </style:style>
    <style:style style:name="T2" style:family="text">
      <style:text-properties fo:language="en" fo:country="US" officeooo:rsid="0010d2fc"/>
    </style:style>
    <style:style style:name="T3" style:family="text">
      <style:text-properties fo:language="en" fo:country="US" officeooo:rsid="00118987"/>
    </style:style>
    <style:style style:name="T4" style:family="text">
      <style:text-properties officeooo:rsid="00149a7c"/>
    </style:style>
    <style:style style:name="T5" style:family="text">
      <style:text-properties style:text-position="super 58%" officeooo:rsid="00149a7c"/>
    </style:style>
    <style:style style:name="T6" style:family="text">
      <style:text-properties officeooo:rsid="0015f18a"/>
    </style:style>
    <style:style style:name="T7" style:family="text">
      <style:text-properties officeooo:rsid="00166cee"/>
    </style:style>
    <style:style style:name="T8" style:family="text">
      <style:text-properties officeooo:rsid="0016bb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VERDADEIRA IMPORTÂNCIA DO LATIM</text:p>
      <text:p text:style-name="Text_20_body"/>
      <text:p text:style-name="P1"><text:tab/>1 – É de todo falso pensar que a primeira finalidade do estudo do latim está no benefício que traz ao aprendizado do português. Vejamos, por meio de fatos e de pessoas, onde reside a primeira importância do estudo desse idioma.</text:p>
      <text:p text:style-name="P4"><text:tab/>Chegados ao Brasil, três eminentes matemáticos de renome internacional, Gleb Wataghin, professor de mecânica racional e de mecânica celeste. Giacomo Albanese, professor de geometria, e Luigi Fantapié, professor de análise matemática, que vieram contratados <text:span text:style-name="T1">para lecionar na recém-fundada Faculdade de Filosofia de S. Paulo – o professor Wataghin é considerado, no mundo inteiro, um dos maiores pesquisadores de raios cósmicos – cuidaram, logo após os primeiros meses de aula, de enviar um oficio ao então ministro da educação, que na época cogitava de reformular o ensino secundário. Vejamos o que, </text:span><text:span text:style-name="T2">mais de esperança que de desânimo, continha esse ofício, do qual tive conhecimento antes do seu endereçamento, dada a solicitação dos três grandes professores de uma revisão minha do seu português:</text:span></text:p>
      <text:p text:style-name="P2"><text:tab/>“Chegados ao Brasil, ficamos admirados com o cabedal de fórmulas decoradas de matemática com que os estudantes brasileiros deixam o curso secundário, fórmulas que na italia – os três professores eram catedráticos de diferentes faculdades italianas – são ensinadas só no segundo ano de faculdade; ficamos, porém, chocados com a pobreza de raciocínio, com a falta de ilação dos estudantes brasileiros; <text:s/>pedimos a vossa excelência que na reforma que se projeta se dê menos matemática e MAIS LATIM no curso secundário, para que possamos ensinar matemática no curso superior”.</text:p>
      <text:p text:style-name="P2"><text:tab/>2 – O professor Albanese costumava dizer – e muitas pessoas são disto prova – “Dêem-me um bom aluno de latim, que farei dele uma grande matemático”.</text:p>
      <text:p text:style-name="P4"><text:span text:style-name="T2"><text:tab/>3 – </text:span><text:span text:style-name="T3">Outra prova de que é falso pensar que a primeira finalidade do latim está no proveito que traz ao conhecimento do português posso <text:s/>aduzir com este fato, comigo ocorrido.</text:span></text:p>
      <text:p text:style-name="P3"><text:tab/>Indo a visitar um amigo, encontrei-o a conversar com um senhor, de forte sotaque estrangeiro, que explicava as razões de certa modificação na planta de um prédio por construir; como, no decorrer da troca de idéias, tivesse por duas vezes proferido sentenças latinas, perguntei-lhe se havia feito algum curso especial de latim.</text:p>
      <text:p text:style-name="P3"><text:soft-page-break/>- Curso especial de latim? Não fiz, senhor.</text:p>
      <text:p text:style-name="P3"><text:s/>- Mas o senhor esteve em algum seminário?</text:p>
      <text:p text:style-name="P3">- Não, senhor; sou engenheiro.</text:p>
      <text:p text:style-name="P3">- Percebo que o senhor é engenheiro; mas onde estudou latim?</text:p>
      <text:p text:style-name="P3">- Na Áustria.</text:p>
      <text:p text:style-name="P3">- Quantos anos?</text:p>
      <text:p text:style-name="P3">- Sete anos.</text:p>
      <text:p text:style-name="P3">- <text:span text:style-name="T6">Sete anos?! Todo engenheiro austríaco tem sete anos de latim?</text:span></text:p>
      <text:p text:style-name="P3">- <text:span text:style-name="T6">Sim, senhor; quem se destina a estudos superiores na Áustria estuda sete anos o latim.</text:span></text:p>
      <text:p text:style-name="P3"><text:tab/><text:span text:style-name="T6">Pois bem, relatando a <text:s/>um alemão esse fato, mostrou-se admirado com não saber eu que na Alemanha se estuda nove anos o latim e não somente sete.</text:span></text:p>
      <text:p text:style-name="P3"><text:tab/><text:span text:style-name="T6">4 – É também inteiramente falso educadores – assim chamados porque dentro das lutas e ambições políticas ocuparam pastas de educação ou, quando muito, escreveram livros de psicologia infantil -dizerem que – estas palavras foram numa sessão da comissão de “diretrizes e bases do ensino” comissão nomeada para cumprimento do artigo 5, inciso XV, d, da constituição federal – “nos Estados Unidos da América, país que ninguem nega estar na vanguarda do progresso, não se estuda latim”.</text:span></text:p>
      <text:p text:style-name="P3"><text:tab/><text:span text:style-name="T6">Felizmente, nessa mesma reunião, a desastrada afirmação não ficou sem resposta; um dos membros da comissão não se fez esperar: “Como não se estuda? É fácil provar; peçamos de diversos estabelecimentos americanos – de diversos, porque a programação do ensino secundário aí não é única como no Brasil – o programa, que </text:span><text:span text:style-name="T7">veremos a verdade”. Dias e dias docorreram, e nada de programas; interrogado, o “educador” respondeu que não tinham chegado; um dia, porém – não sei de quem foi maior a distração – o defensor do latim examina uma gaveta, esquecida aberta, e aí vê, guardados ou escondidos, os programas solicitados,e em todos eles o latim rigorosamente exigido. </text:span><text:span text:style-name="T8">XXXXXXXXXX</text:span></text:p>
      <text:p text:style-name="P3"/>
      <text:p text:style-name="P3"><text:tab/><text:span text:style-name="T4">Não é para ser falado que o latim deve ser estudado. Para aguçar seu intelecto, para tornar-se mais observador, para aperfeiçoar-se no poder de concentração de espírito, para obrigar-se à atenção, para desenvolver o espírito de análise, para acostumar-se à calma e à ponderação, qualidades imprescindíveis ao homem de ciência, é que o aluno estuda esse idioma.</text:span></text:p>
      <text:p text:style-name="P3"><text:soft-page-break/><text:tab/>“<text:span text:style-name="T4">Io, Io, omnes adsunt – indeed!We who teach Latin would do a far greater service to the cause if we channeled pupil interest toward the task of learning Latin rather than into such academic(sic) shenanigans as chariot racing (an event at the Alburquerque convention of Latin students). The intelligent 20</text:span><text:span text:style-name="T5">th</text:span><text:span text:style-name="T4"> century teen-ager will work hard at Latin when he is shown some of the many genuine values in such study. We need not always entertain him with superficialities” (Fred Moore, Chairman, Language Department, Riverside High School, Painesville, Ohio, US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6T21:00:22.668417473</meta:creation-date>
    <dc:date>2023-09-01T22:44:24.115528254</dc:date>
    <meta:editing-duration>PT6M42S</meta:editing-duration>
    <meta:editing-cycles>3</meta:editing-cycles>
    <meta:generator>LibreOffice/7.3.7.2$Linux_X86_64 LibreOffice_project/30$Build-2</meta:generator>
    <meta:document-statistic meta:table-count="0" meta:image-count="0" meta:object-count="0" meta:page-count="3" meta:paragraph-count="21" meta:word-count="776" meta:character-count="4868" meta:non-whitespace-character-count="4080"/>
  </office:meta>
</office:document-meta>
</file>